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weight="normal" officeooo:rsid="002293ff" officeooo:paragraph-rsid="0033a2fe" style:font-size-asian="14pt" style:font-weight-asian="normal" style:font-size-complex="14pt" style:font-weight-complex="normal"/>
    </style:style>
    <style:style style:name="P2" style:family="paragraph" style:parent-style-name="Standard">
      <style:paragraph-properties fo:text-align="justify" style:justify-single-word="false"/>
      <style:text-properties fo:font-size="14pt" fo:font-weight="normal" officeooo:rsid="002293ff" officeooo:paragraph-rsid="002293ff"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font-size="14pt" fo:font-weight="normal" officeooo:rsid="002bbb6c" officeooo:paragraph-rsid="0033a2fe"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fo:font-size="14pt" fo:font-weight="normal" officeooo:rsid="00264735" officeooo:paragraph-rsid="0033a2fe"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fo:font-size="14pt" fo:font-weight="normal" officeooo:rsid="00270722" officeooo:paragraph-rsid="0033a2fe"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2527c7" officeooo:paragraph-rsid="0033a2fe"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fo:font-weight="normal" officeooo:rsid="0025300a" officeooo:paragraph-rsid="0033a2fe"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officeooo:rsid="00259f7f" officeooo:paragraph-rsid="0033a2fe"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rsid="002b7371" officeooo:paragraph-rsid="0033a2fe"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2029b6" officeooo:paragraph-rsid="0033a2fe"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22c872" officeooo:paragraph-rsid="0033a2fe"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size="14pt" fo:font-weight="normal" officeooo:rsid="003011f3" officeooo:paragraph-rsid="0033a2fe"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font-size="14pt" fo:font-weight="normal" officeooo:rsid="0031c1f0" officeooo:paragraph-rsid="0031c1f0"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weight="normal" officeooo:rsid="00464ad7" officeooo:paragraph-rsid="00464ad7"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font-size="14pt" fo:font-weight="normal" officeooo:rsid="0046e9b6" officeooo:paragraph-rsid="0046e9b6"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weight="normal" officeooo:rsid="0054372b" officeooo:paragraph-rsid="0054372b"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5607cc" officeooo:paragraph-rsid="005607cc"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579689" officeooo:paragraph-rsid="00579689"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57d480" officeooo:paragraph-rsid="0057d480"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5daa3c" officeooo:paragraph-rsid="005daa3c" style:font-size-asian="14pt" style:font-weight-asian="normal" style:font-size-complex="14pt" style:font-weight-complex="normal"/>
    </style:style>
    <style:style style:name="P21" style:family="paragraph" style:parent-style-name="Standard">
      <style:text-properties fo:font-size="14pt" officeooo:rsid="00196e60" officeooo:paragraph-rsid="0033a2fe" style:font-size-asian="14pt" style:font-size-complex="14pt"/>
    </style:style>
    <style:style style:name="P22" style:family="paragraph" style:parent-style-name="Standard">
      <style:text-properties fo:font-size="14pt" officeooo:rsid="001a0a7e" officeooo:paragraph-rsid="0033a2fe" style:font-size-asian="14pt" style:font-size-complex="14pt"/>
    </style:style>
    <style:style style:name="P23" style:family="paragraph" style:parent-style-name="Standard">
      <style:text-properties fo:font-size="14pt" officeooo:rsid="001b3f7c" officeooo:paragraph-rsid="0033a2fe" style:font-size-asian="14pt" style:font-size-complex="14pt"/>
    </style:style>
    <style:style style:name="P24" style:family="paragraph" style:parent-style-name="Standard">
      <style:paragraph-properties fo:text-align="justify" style:justify-single-word="false"/>
      <style:text-properties fo:font-size="14pt" officeooo:rsid="001e0cc4" officeooo:paragraph-rsid="0033a2fe" style:font-size-asian="14pt" style:font-size-complex="14pt"/>
    </style:style>
    <style:style style:name="P25" style:family="paragraph" style:parent-style-name="Standard">
      <style:text-properties fo:font-size="14pt" officeooo:rsid="001e0cc4" officeooo:paragraph-rsid="0033a2fe" style:font-size-asian="14pt" style:font-size-complex="14pt"/>
    </style:style>
    <style:style style:name="P26" style:family="paragraph" style:parent-style-name="Standard">
      <style:paragraph-properties fo:text-align="justify" style:justify-single-word="false"/>
      <style:text-properties fo:font-size="14pt" officeooo:rsid="001ecfc8" officeooo:paragraph-rsid="0033a2fe" style:font-size-asian="14pt" style:font-size-complex="14pt"/>
    </style:style>
    <style:style style:name="P27" style:family="paragraph" style:parent-style-name="Standard">
      <style:text-properties fo:font-size="14pt" officeooo:rsid="00287dc1" officeooo:paragraph-rsid="0033a2fe" style:font-size-asian="14pt" style:font-size-complex="14pt"/>
    </style:style>
    <style:style style:name="P28" style:family="paragraph" style:parent-style-name="Standard">
      <style:text-properties fo:font-size="14pt" officeooo:rsid="00287dc1" officeooo:paragraph-rsid="0041d5e3" style:font-size-asian="14pt" style:font-size-complex="14pt"/>
    </style:style>
    <style:style style:name="P29" style:family="paragraph" style:parent-style-name="Standard">
      <style:paragraph-properties fo:text-align="justify" style:justify-single-word="false"/>
      <style:text-properties fo:font-size="14pt" officeooo:rsid="00287dc1" officeooo:paragraph-rsid="0041d5e3" style:font-size-asian="14pt" style:font-size-complex="14pt"/>
    </style:style>
    <style:style style:name="P30" style:family="paragraph" style:parent-style-name="Standard">
      <style:paragraph-properties fo:text-align="justify" style:justify-single-word="false"/>
      <style:text-properties fo:font-size="14pt" officeooo:rsid="003ef3d0" officeooo:paragraph-rsid="003d1c5e" style:font-size-asian="14pt" style:font-size-complex="14pt"/>
    </style:style>
    <style:style style:name="P31" style:family="paragraph" style:parent-style-name="Standard">
      <style:paragraph-properties fo:text-align="justify" style:justify-single-word="false"/>
      <style:text-properties fo:font-size="14pt" officeooo:rsid="0047f455" officeooo:paragraph-rsid="0047f455" style:font-size-asian="14pt" style:font-size-complex="14pt"/>
    </style:style>
    <style:style style:name="P32" style:family="paragraph" style:parent-style-name="Standard">
      <style:paragraph-properties fo:text-align="justify" style:justify-single-word="false"/>
      <style:text-properties fo:font-size="14pt" officeooo:rsid="00498b48" officeooo:paragraph-rsid="00498b48" style:font-size-asian="14pt" style:font-size-complex="14pt"/>
    </style:style>
    <style:style style:name="P33" style:family="paragraph" style:parent-style-name="Standard">
      <style:paragraph-properties fo:text-align="justify" style:justify-single-word="false"/>
      <style:text-properties fo:font-size="14pt" officeooo:rsid="004fb33f" officeooo:paragraph-rsid="004d7d68" style:font-size-asian="14pt" style:font-size-complex="14pt"/>
    </style:style>
    <style:style style:name="P34" style:family="paragraph" style:parent-style-name="Standard">
      <style:paragraph-properties fo:text-align="justify" style:justify-single-word="false"/>
      <style:text-properties fo:font-size="14pt" officeooo:rsid="005d9389" officeooo:paragraph-rsid="005d9389" style:font-size-asian="14pt" style:font-size-complex="14pt"/>
    </style:style>
    <style:style style:name="P35" style:family="paragraph" style:parent-style-name="Standard">
      <style:paragraph-properties fo:text-align="justify" style:justify-single-word="false"/>
      <style:text-properties fo:font-size="14pt" officeooo:rsid="005b0ff4" officeooo:paragraph-rsid="005b0ff4" style:font-size-asian="14pt" style:font-size-complex="14pt"/>
    </style:style>
    <style:style style:name="P36" style:family="paragraph" style:parent-style-name="Standard">
      <style:text-properties fo:font-size="14pt" officeooo:rsid="00640a91" officeooo:paragraph-rsid="00640a91" style:font-size-asian="14pt" style:font-size-complex="14pt"/>
    </style:style>
    <style:style style:name="P37" style:family="paragraph" style:parent-style-name="Standard">
      <style:paragraph-properties fo:text-align="justify" style:justify-single-word="false"/>
      <style:text-properties fo:font-size="14pt" officeooo:rsid="0067766e" officeooo:paragraph-rsid="0067766e" style:font-size-asian="14pt" style:font-size-complex="14pt"/>
    </style:style>
    <style:style style:name="P38" style:family="paragraph" style:parent-style-name="Standard">
      <style:paragraph-properties fo:text-align="center" style:justify-single-word="false"/>
      <style:text-properties fo:font-size="14pt" fo:font-weight="bold" officeooo:rsid="002f2b21" officeooo:paragraph-rsid="0033a2fe" style:font-size-asian="14pt" style:font-weight-asian="bold" style:font-size-complex="14pt" style:font-weight-complex="bold"/>
    </style:style>
    <style:style style:name="P39" style:family="paragraph" style:parent-style-name="Standard">
      <style:paragraph-properties fo:text-align="justify" style:justify-single-word="false"/>
      <style:text-properties fo:font-size="14pt" fo:font-style="italic" fo:font-weight="normal" officeooo:rsid="0041d5e3" officeooo:paragraph-rsid="0041d5e3" style:font-size-asian="14pt" style:font-style-asian="italic" style:font-weight-asian="normal" style:font-size-complex="14pt" style:font-style-complex="italic" style:font-weight-complex="normal"/>
    </style:style>
    <style:style style:name="P40" style:family="paragraph" style:parent-style-name="Standard">
      <style:text-properties fo:font-size="14pt" fo:font-style="italic" fo:font-weight="normal" officeooo:rsid="0041d5e3" officeooo:paragraph-rsid="0033a2fe" style:font-size-asian="14pt" style:font-style-asian="italic" style:font-weight-asian="normal" style:font-size-complex="14pt" style:font-style-complex="italic" style:font-weight-complex="normal"/>
    </style:style>
    <style:style style:name="P41" style:family="paragraph" style:parent-style-name="Standard">
      <style:text-properties fo:font-size="14pt" fo:font-style="italic" officeooo:rsid="00436b26" officeooo:paragraph-rsid="00436b26" style:font-size-asian="14pt" style:font-style-asian="italic" style:font-size-complex="14pt" style:font-style-complex="italic"/>
    </style:style>
    <style:style style:name="P42" style:family="paragraph" style:parent-style-name="Standard">
      <style:paragraph-properties fo:text-align="justify" style:justify-single-word="false"/>
      <style:text-properties officeooo:paragraph-rsid="0033a2fe"/>
    </style:style>
    <style:style style:name="P43" style:family="paragraph" style:parent-style-name="Standard">
      <style:paragraph-properties fo:text-align="justify" style:justify-single-word="false"/>
      <style:text-properties officeooo:paragraph-rsid="003d1c5e"/>
    </style:style>
    <style:style style:name="P44" style:family="paragraph" style:parent-style-name="Standard">
      <style:paragraph-properties fo:text-align="justify" style:justify-single-word="false"/>
      <style:text-properties officeooo:paragraph-rsid="005b0ff4"/>
    </style:style>
    <style:style style:name="P45" style:family="paragraph" style:parent-style-name="Standard">
      <style:paragraph-properties fo:text-align="justify" style:justify-single-word="false"/>
      <style:text-properties officeooo:paragraph-rsid="00600958"/>
    </style:style>
    <style:style style:name="P46" style:family="paragraph" style:parent-style-name="Standard">
      <style:paragraph-properties fo:text-align="justify" style:justify-single-word="false"/>
      <style:text-properties officeooo:paragraph-rsid="004d7d68"/>
    </style:style>
    <style:style style:name="P47" style:family="paragraph" style:parent-style-name="Standard">
      <style:paragraph-properties fo:text-align="center" style:justify-single-word="false"/>
      <style:text-properties fo:font-size="17pt" fo:font-weight="bold" officeooo:rsid="001ecfc8" officeooo:paragraph-rsid="0033a2fe" style:font-size-asian="17pt" style:font-weight-asian="bold" style:font-size-complex="17pt" style:font-weight-complex="bold"/>
    </style:style>
    <style:style style:name="P48" style:family="paragraph" style:parent-style-name="Standard">
      <style:paragraph-properties fo:text-align="center" style:justify-single-word="false"/>
      <style:text-properties fo:font-size="17pt" fo:font-weight="bold" officeooo:rsid="002293ff" officeooo:paragraph-rsid="0033a2fe" style:font-size-asian="17pt" style:font-weight-asian="bold" style:font-size-complex="17pt" style:font-weight-complex="bold"/>
    </style:style>
    <style:style style:name="P49" style:family="paragraph" style:parent-style-name="Standard">
      <style:paragraph-properties fo:text-align="center" style:justify-single-word="false"/>
      <style:text-properties fo:font-size="17pt" fo:font-weight="bold" officeooo:rsid="002f2b21" officeooo:paragraph-rsid="0033a2fe" style:font-size-asian="17pt" style:font-weight-asian="bold" style:font-size-complex="17pt" style:font-weight-complex="bold"/>
    </style:style>
    <style:style style:name="P50" style:family="paragraph" style:parent-style-name="Standard">
      <style:paragraph-properties fo:text-align="justify" style:justify-single-word="false"/>
      <style:text-properties fo:font-size="15pt" fo:font-weight="bold" officeooo:rsid="001ecfc8" officeooo:paragraph-rsid="0033a2fe" style:font-size-asian="15pt" style:font-weight-asian="bold" style:font-size-complex="15pt" style:font-weight-complex="bold"/>
    </style:style>
    <style:style style:name="P51" style:family="paragraph" style:parent-style-name="Standard">
      <style:paragraph-properties fo:text-align="justify" style:justify-single-word="false"/>
      <style:text-properties fo:font-size="15pt" fo:font-weight="bold" officeooo:rsid="004147fa" officeooo:paragraph-rsid="004147fa" style:font-size-asian="15pt" style:font-weight-asian="bold" style:font-size-complex="15pt" style:font-weight-complex="bold"/>
    </style:style>
    <style:style style:name="P52" style:family="paragraph" style:parent-style-name="Standard">
      <style:text-properties fo:font-size="15pt" fo:font-weight="bold" officeooo:rsid="0041d5e3" officeooo:paragraph-rsid="0041d5e3" style:font-size-asian="15pt" style:font-weight-asian="bold" style:font-size-complex="15pt" style:font-weight-complex="bold"/>
    </style:style>
    <style:style style:name="P53" style:family="paragraph" style:parent-style-name="Standard">
      <style:paragraph-properties fo:text-align="justify" style:justify-single-word="false"/>
      <style:text-properties fo:font-size="15pt" fo:font-weight="bold" officeooo:rsid="00498b48" officeooo:paragraph-rsid="00498b48" style:font-size-asian="15pt" style:font-weight-asian="bold" style:font-size-complex="15pt" style:font-weight-complex="bold"/>
    </style:style>
    <style:style style:name="P54" style:family="paragraph" style:parent-style-name="Standard">
      <style:paragraph-properties fo:text-align="justify" style:justify-single-word="false"/>
      <style:text-properties fo:font-size="15pt" fo:font-weight="bold" officeooo:rsid="004d7d68" officeooo:paragraph-rsid="004d7d68" style:font-size-asian="15pt" style:font-weight-asian="bold" style:font-size-complex="15pt" style:font-weight-complex="bold"/>
    </style:style>
    <style:style style:name="P55" style:family="paragraph" style:parent-style-name="Standard">
      <style:paragraph-properties fo:text-align="justify" style:justify-single-word="false"/>
      <style:text-properties fo:font-size="15pt" fo:font-weight="bold" officeooo:rsid="00594901" officeooo:paragraph-rsid="00594901" style:font-size-asian="15pt" style:font-weight-asian="bold" style:font-size-complex="15pt" style:font-weight-complex="bold"/>
    </style:style>
    <style:style style:name="P56" style:family="paragraph" style:parent-style-name="Standard">
      <style:paragraph-properties fo:text-align="justify" style:justify-single-word="false"/>
      <style:text-properties fo:font-size="15pt" fo:font-weight="bold" officeooo:rsid="005b0ff4" officeooo:paragraph-rsid="005b0ff4" style:font-size-asian="15pt" style:font-weight-asian="bold" style:font-size-complex="15pt" style:font-weight-complex="bold"/>
    </style:style>
    <style:style style:name="P57" style:family="paragraph" style:parent-style-name="Standard">
      <style:text-properties fo:font-size="15pt" fo:font-weight="bold" officeooo:rsid="00640a91" officeooo:paragraph-rsid="00640a91" style:font-size-asian="15pt" style:font-weight-asian="bold" style:font-size-complex="15pt" style:font-weight-complex="bold"/>
    </style:style>
    <style:style style:name="P58" style:family="paragraph" style:parent-style-name="Standard">
      <style:text-properties fo:font-size="15pt" officeooo:rsid="003137d2" officeooo:paragraph-rsid="0033a2fe" style:font-size-asian="15pt" style:font-size-complex="15pt"/>
    </style:style>
    <style:style style:name="P59" style:family="paragraph" style:parent-style-name="Standard">
      <style:paragraph-properties fo:text-align="justify" style:justify-single-word="false"/>
      <style:text-properties officeooo:rsid="00264735" officeooo:paragraph-rsid="0033a2fe"/>
    </style:style>
    <style:style style:name="P60" style:family="paragraph" style:parent-style-name="Standard">
      <style:text-properties officeooo:paragraph-rsid="0033a2fe"/>
    </style:style>
    <style:style style:name="P61" style:family="paragraph" style:parent-style-name="Standard">
      <style:paragraph-properties fo:text-align="justify" style:justify-single-word="false"/>
      <style:text-properties officeooo:rsid="004147fa" officeooo:paragraph-rsid="0047f455"/>
    </style:style>
    <style:style style:name="P62" style:family="paragraph" style:parent-style-name="Standard">
      <style:paragraph-properties fo:text-align="justify" style:justify-single-word="false"/>
      <style:text-properties fo:color="#0000cd" officeooo:rsid="005553d0" officeooo:paragraph-rsid="005553d0"/>
    </style:style>
    <style:style style:name="P63" style:family="paragraph" style:parent-style-name="Standard">
      <style:paragraph-properties fo:text-align="justify" style:justify-single-word="false"/>
      <style:text-properties officeooo:rsid="00594901" officeooo:paragraph-rsid="00594901"/>
    </style:style>
    <style:style style:name="P64" style:family="paragraph" style:parent-style-name="Standard">
      <style:paragraph-properties fo:text-align="justify" style:justify-single-word="false"/>
      <style:text-properties officeooo:rsid="0067766e" officeooo:paragraph-rsid="0067766e"/>
    </style:style>
    <style:style style:name="P65" style:family="paragraph" style:parent-style-name="Standard">
      <style:paragraph-properties fo:text-align="justify" style:justify-single-word="false"/>
      <style:text-properties officeooo:rsid="006a800d" officeooo:paragraph-rsid="006a800d"/>
    </style:style>
    <style:style style:name="P66" style:family="paragraph" style:parent-style-name="Standard">
      <style:text-properties officeooo:paragraph-rsid="00640a91"/>
    </style:style>
    <style:style style:name="P67" style:family="paragraph" style:parent-style-name="Standard">
      <style:paragraph-properties fo:text-align="justify" style:justify-single-word="false"/>
      <style:text-properties fo:font-size="14pt" officeooo:rsid="006c7614" officeooo:paragraph-rsid="006a800d" style:font-size-asian="14pt" style:font-size-complex="14pt"/>
    </style:style>
    <style:style style:name="P68" style:family="paragraph" style:parent-style-name="Standard">
      <style:paragraph-properties fo:text-align="justify" style:justify-single-word="false"/>
      <style:text-properties fo:font-size="14pt" officeooo:rsid="00704036" officeooo:paragraph-rsid="00704036" style:font-size-asian="14pt" style:font-size-complex="14pt"/>
    </style:style>
    <style:style style:name="T1" style:family="text">
      <style:text-properties fo:font-size="14pt" style:font-size-asian="14pt" style:font-size-complex="14pt"/>
    </style:style>
    <style:style style:name="T2" style:family="text">
      <style:text-properties fo:font-size="14pt" officeooo:rsid="003137d2" style:font-size-asian="14pt" style:font-size-complex="14pt"/>
    </style:style>
    <style:style style:name="T3" style:family="text">
      <style:text-properties fo:font-size="14pt" officeooo:rsid="00356cd5" style:font-size-asian="14pt" style:font-size-complex="14pt"/>
    </style:style>
    <style:style style:name="T4" style:family="text">
      <style:text-properties fo:font-size="14pt" officeooo:rsid="00371d48" style:font-size-asian="14pt" style:font-size-complex="14pt"/>
    </style:style>
    <style:style style:name="T5" style:family="text">
      <style:text-properties fo:font-size="14pt" officeooo:rsid="0038f456" style:font-size-asian="14pt" style:font-size-complex="14pt"/>
    </style:style>
    <style:style style:name="T6" style:family="text">
      <style:text-properties fo:font-size="14pt" officeooo:rsid="0039b2be" style:font-size-asian="14pt" style:font-size-complex="14pt"/>
    </style:style>
    <style:style style:name="T7" style:family="text">
      <style:text-properties fo:font-size="14pt" officeooo:rsid="003ba5a9" style:font-size-asian="14pt" style:font-size-complex="14pt"/>
    </style:style>
    <style:style style:name="T8" style:family="text">
      <style:text-properties fo:font-size="14pt" officeooo:rsid="003c9779" style:font-size-asian="14pt" style:font-size-complex="14pt"/>
    </style:style>
    <style:style style:name="T9" style:family="text">
      <style:text-properties fo:font-size="14pt" officeooo:rsid="003d1c5e" style:font-size-asian="14pt" style:font-size-complex="14pt"/>
    </style:style>
    <style:style style:name="T10" style:family="text">
      <style:text-properties fo:font-size="14pt" officeooo:rsid="003ef3d0" style:font-size-asian="14pt" style:font-size-complex="14pt"/>
    </style:style>
    <style:style style:name="T11" style:family="text">
      <style:text-properties fo:font-size="14pt" officeooo:rsid="0047f455" style:font-size-asian="14pt" style:font-size-complex="14pt"/>
    </style:style>
    <style:style style:name="T12" style:family="text">
      <style:text-properties fo:font-size="14pt" officeooo:rsid="004d7d68" style:font-size-asian="14pt" style:font-size-complex="14pt"/>
    </style:style>
    <style:style style:name="T13" style:family="text">
      <style:text-properties fo:font-size="14pt" officeooo:rsid="004dff2f" style:font-size-asian="14pt" style:font-size-complex="14pt"/>
    </style:style>
    <style:style style:name="T14" style:family="text">
      <style:text-properties fo:font-size="14pt" officeooo:rsid="004fb33f" style:font-size-asian="14pt" style:font-size-complex="14pt"/>
    </style:style>
    <style:style style:name="T15" style:family="text">
      <style:text-properties fo:font-size="14pt" officeooo:rsid="00516527" style:font-size-asian="14pt" style:font-size-complex="14pt"/>
    </style:style>
    <style:style style:name="T16" style:family="text">
      <style:text-properties fo:font-size="14pt" officeooo:rsid="005ae3fe" style:font-size-asian="14pt" style:font-size-complex="14pt"/>
    </style:style>
    <style:style style:name="T17" style:family="text">
      <style:text-properties fo:font-size="14pt" officeooo:rsid="005cd344" style:font-size-asian="14pt" style:font-size-complex="14pt"/>
    </style:style>
    <style:style style:name="T18" style:family="text">
      <style:text-properties fo:font-size="14pt" officeooo:rsid="005b0ff4" style:font-size-asian="14pt" style:font-size-complex="14pt"/>
    </style:style>
    <style:style style:name="T19" style:family="text">
      <style:text-properties fo:font-size="14pt" officeooo:rsid="00600958" style:font-size-asian="14pt" style:font-size-complex="14pt"/>
    </style:style>
    <style:style style:name="T20" style:family="text">
      <style:text-properties fo:font-size="14pt" officeooo:rsid="0060fec6" style:font-size-asian="14pt" style:font-size-complex="14pt"/>
    </style:style>
    <style:style style:name="T21" style:family="text">
      <style:text-properties fo:font-size="14pt" officeooo:rsid="0061c818" style:font-size-asian="14pt" style:font-size-complex="14pt"/>
    </style:style>
    <style:style style:name="T22" style:family="text">
      <style:text-properties fo:font-size="14pt" officeooo:rsid="006c7614" style:font-size-asian="14pt" style:font-size-complex="14pt"/>
    </style:style>
    <style:style style:name="T23" style:family="text">
      <style:text-properties fo:font-size="14pt" officeooo:rsid="006de799" style:font-size-asian="14pt" style:font-size-complex="14pt"/>
    </style:style>
    <style:style style:name="T24" style:family="text">
      <style:text-properties fo:font-size="14pt" officeooo:rsid="00640a91" style:font-size-asian="14pt" style:font-size-complex="14pt"/>
    </style:style>
    <style:style style:name="T25" style:family="text">
      <style:text-properties fo:font-size="14pt" officeooo:rsid="0071bf29" style:font-size-asian="14pt" style:font-size-complex="14pt"/>
    </style:style>
    <style:style style:name="T26" style:family="text">
      <style:text-properties fo:font-size="14pt" fo:font-weight="normal" style:font-size-asian="14pt" style:font-weight-asian="normal" style:font-size-complex="14pt" style:font-weight-complex="normal"/>
    </style:style>
    <style:style style:name="T27" style:family="text">
      <style:text-properties fo:font-size="14pt" fo:font-weight="normal" officeooo:rsid="001ecfc8" style:font-size-asian="14pt" style:font-weight-asian="normal" style:font-size-complex="14pt" style:font-weight-complex="normal"/>
    </style:style>
    <style:style style:name="T28" style:family="text">
      <style:text-properties fo:font-size="14pt" fo:font-weight="normal" officeooo:rsid="00219a38" style:font-size-asian="14pt" style:font-weight-asian="normal" style:font-size-complex="14pt" style:font-weight-complex="normal"/>
    </style:style>
    <style:style style:name="T29" style:family="text">
      <style:text-properties fo:font-size="14pt" fo:font-weight="normal" officeooo:rsid="0023d601" style:font-size-asian="14pt" style:font-weight-asian="normal" style:font-size-complex="14pt" style:font-weight-complex="normal"/>
    </style:style>
    <style:style style:name="T30" style:family="text">
      <style:text-properties fo:font-size="14pt" fo:font-weight="normal" officeooo:rsid="002527c7" style:font-size-asian="14pt" style:font-weight-asian="normal" style:font-size-complex="14pt" style:font-weight-complex="normal"/>
    </style:style>
    <style:style style:name="T31" style:family="text">
      <style:text-properties fo:font-size="14pt" fo:font-weight="normal" officeooo:rsid="00259f7f" style:font-size-asian="14pt" style:font-weight-asian="normal" style:font-size-complex="14pt" style:font-weight-complex="normal"/>
    </style:style>
    <style:style style:name="T32" style:family="text">
      <style:text-properties fo:font-size="14pt" fo:font-weight="normal" officeooo:rsid="0025300a" style:font-size-asian="14pt" style:font-weight-asian="normal" style:font-size-complex="14pt" style:font-weight-complex="normal"/>
    </style:style>
    <style:style style:name="T33" style:family="text">
      <style:text-properties fo:font-size="14pt" fo:font-weight="normal" officeooo:rsid="002029b6" style:font-size-asian="14pt" style:font-weight-asian="normal" style:font-size-complex="14pt" style:font-weight-complex="normal"/>
    </style:style>
    <style:style style:name="T34" style:family="text">
      <style:text-properties fo:font-size="14pt" fo:font-weight="normal" officeooo:rsid="00264735" style:font-size-asian="14pt" style:font-weight-asian="normal" style:font-size-complex="14pt" style:font-weight-complex="normal"/>
    </style:style>
    <style:style style:name="T35" style:family="text">
      <style:text-properties fo:font-size="14pt" fo:font-weight="normal" officeooo:rsid="00270722" style:font-size-asian="14pt" style:font-weight-asian="normal" style:font-size-complex="14pt" style:font-weight-complex="normal"/>
    </style:style>
    <style:style style:name="T36" style:family="text">
      <style:text-properties fo:font-size="14pt" fo:font-weight="normal" officeooo:rsid="00286f02" style:font-size-asian="14pt" style:font-weight-asian="normal" style:font-size-complex="14pt" style:font-weight-complex="normal"/>
    </style:style>
    <style:style style:name="T37" style:family="text">
      <style:text-properties fo:font-size="14pt" fo:font-weight="normal" officeooo:rsid="002bbb6c" style:font-size-asian="14pt" style:font-weight-asian="normal" style:font-size-complex="14pt" style:font-weight-complex="normal"/>
    </style:style>
    <style:style style:name="T38" style:family="text">
      <style:text-properties fo:font-size="14pt" fo:font-weight="normal" officeooo:rsid="0046c572" style:font-size-asian="14pt" style:font-weight-asian="normal" style:font-size-complex="14pt" style:font-weight-complex="normal"/>
    </style:style>
    <style:style style:name="T39" style:family="text">
      <style:text-properties officeooo:rsid="001aed61"/>
    </style:style>
    <style:style style:name="T40" style:family="text">
      <style:text-properties fo:font-size="15pt" fo:font-weight="bold" officeooo:rsid="001e0cc4" style:font-size-asian="15pt" style:font-weight-asian="bold" style:font-size-complex="15pt" style:font-weight-complex="bold"/>
    </style:style>
    <style:style style:name="T41" style:family="text">
      <style:text-properties fo:font-size="15pt" fo:font-weight="bold" officeooo:rsid="001ecfc8" style:font-size-asian="15pt" style:font-weight-asian="bold" style:font-size-complex="15pt" style:font-weight-complex="bold"/>
    </style:style>
    <style:style style:name="T42" style:family="text">
      <style:text-properties officeooo:rsid="00259f7f"/>
    </style:style>
    <style:style style:name="T43" style:family="text">
      <style:text-properties officeooo:rsid="0029819b"/>
    </style:style>
    <style:style style:name="T44" style:family="text">
      <style:text-properties officeooo:rsid="003011f3"/>
    </style:style>
    <style:style style:name="T45" style:family="text">
      <style:text-properties style:font-name="Consolas" fo:font-size="14pt" fo:font-weight="bold" style:font-size-asian="14pt" style:font-weight-asian="bold" style:font-size-complex="14pt" style:font-weight-complex="bold"/>
    </style:style>
    <style:style style:name="T46" style:family="text">
      <style:text-properties style:font-name="Consolas" fo:font-size="14pt" fo:font-weight="bold" officeooo:rsid="00371d48" style:font-size-asian="14pt" style:font-weight-asian="bold" style:font-size-complex="14pt" style:font-weight-complex="bold"/>
    </style:style>
    <style:style style:name="T47" style:family="text">
      <style:text-properties style:font-name="Consolas" fo:font-size="14pt" fo:font-weight="bold" officeooo:rsid="0038f456" style:font-size-asian="14pt" style:font-weight-asian="bold" style:font-size-complex="14pt" style:font-weight-complex="bold"/>
    </style:style>
    <style:style style:name="T48" style:family="text">
      <style:text-properties style:font-name="Consolas" fo:font-size="14pt" fo:font-weight="bold" officeooo:rsid="0039b2be" style:font-size-asian="14pt" style:font-weight-asian="bold" style:font-size-complex="14pt" style:font-weight-complex="bold"/>
    </style:style>
    <style:style style:name="T49" style:family="text">
      <style:text-properties style:font-name="Consolas" fo:font-size="14pt" fo:font-weight="bold" officeooo:rsid="003c9779" style:font-size-asian="14pt" style:font-weight-asian="bold" style:font-size-complex="14pt" style:font-weight-complex="bold"/>
    </style:style>
    <style:style style:name="T50" style:family="text">
      <style:text-properties style:font-name="Consolas" fo:font-size="14pt" fo:font-weight="bold" officeooo:rsid="003ba5a9" style:font-size-asian="14pt" style:font-weight-asian="bold" style:font-size-complex="14pt" style:font-weight-complex="bold"/>
    </style:style>
    <style:style style:name="T51" style:family="text">
      <style:text-properties style:font-name="Consolas" fo:font-size="14pt" fo:font-weight="bold" officeooo:rsid="0047f455" style:font-size-asian="14pt" style:font-weight-asian="bold" style:font-size-complex="14pt" style:font-weight-complex="bold"/>
    </style:style>
    <style:style style:name="T52" style:family="text">
      <style:text-properties style:font-name="Consolas" fo:font-size="14pt" fo:font-weight="bold" officeooo:rsid="00482abd" style:font-size-asian="14pt" style:font-weight-asian="bold" style:font-size-complex="14pt" style:font-weight-complex="bold"/>
    </style:style>
    <style:style style:name="T53" style:family="text">
      <style:text-properties style:font-name="Consolas" fo:font-size="14pt" fo:font-weight="bold" officeooo:rsid="004d7d68" style:font-size-asian="14pt" style:font-weight-asian="bold" style:font-size-complex="14pt" style:font-weight-complex="bold"/>
    </style:style>
    <style:style style:name="T54" style:family="text">
      <style:text-properties style:font-name="Consolas" fo:font-size="14pt" fo:font-weight="bold" officeooo:rsid="006a800d" style:font-size-asian="14pt" style:font-weight-asian="bold" style:font-size-complex="14pt" style:font-weight-complex="bold"/>
    </style:style>
    <style:style style:name="T55" style:family="text">
      <style:text-properties style:font-name="Consolas" fo:font-size="14pt" fo:font-weight="normal" officeooo:rsid="00371d48" style:font-size-asian="14pt" style:font-weight-asian="normal" style:font-size-complex="14pt" style:font-weight-complex="normal"/>
    </style:style>
    <style:style style:name="T56" style:family="text">
      <style:text-properties style:font-name="Consolas" fo:font-size="14pt" style:font-size-asian="14pt" style:font-size-complex="14pt"/>
    </style:style>
    <style:style style:name="T57" style:family="text">
      <style:text-properties style:font-name="Consolas" fo:font-size="14pt" officeooo:rsid="0039b2be" style:font-size-asian="14pt" style:font-size-complex="14pt"/>
    </style:style>
    <style:style style:name="T58" style:family="text">
      <style:text-properties style:font-name="Consolas" fo:font-size="14pt" officeooo:rsid="005b0ff4" style:font-size-asian="14pt" style:font-size-complex="14pt"/>
    </style:style>
    <style:style style:name="T59" style:family="text">
      <style:text-properties style:font-name="Consolas" officeooo:rsid="005ed6fc"/>
    </style:style>
    <style:style style:name="T60" style:family="text">
      <style:text-properties style:font-name="Consolas" officeooo:rsid="005f27d9"/>
    </style:style>
    <style:style style:name="T61" style:family="text">
      <style:text-properties fo:font-weight="bold" style:font-weight-asian="bold" style:font-weight-complex="bold"/>
    </style:style>
    <style:style style:name="T62" style:family="text">
      <style:text-properties fo:font-weight="bold" officeooo:rsid="00371d48" style:font-weight-asian="bold" style:font-weight-complex="bold"/>
    </style:style>
    <style:style style:name="T63" style:family="text">
      <style:text-properties fo:font-weight="bold" officeooo:rsid="00356cd5" style:font-weight-asian="bold" style:font-weight-complex="bold"/>
    </style:style>
    <style:style style:name="T64" style:family="text">
      <style:text-properties officeooo:rsid="003ef3d0"/>
    </style:style>
    <style:style style:name="T65" style:family="text">
      <style:text-properties officeooo:rsid="0041d5e3"/>
    </style:style>
    <style:style style:name="T66" style:family="text">
      <style:text-properties officeooo:rsid="00436b26"/>
    </style:style>
    <style:style style:name="T67" style:family="text">
      <style:text-properties officeooo:rsid="00464105"/>
    </style:style>
    <style:style style:name="T68" style:family="text">
      <style:text-properties officeooo:rsid="0046c572"/>
    </style:style>
    <style:style style:name="T69" style:family="text">
      <style:text-properties officeooo:rsid="0046e9b6"/>
    </style:style>
    <style:style style:name="T70" style:family="text">
      <style:text-properties officeooo:rsid="00477f39"/>
    </style:style>
    <style:style style:name="T71" style:family="text">
      <style:text-properties officeooo:rsid="004bc964"/>
    </style:style>
    <style:style style:name="T72" style:family="text">
      <style:text-properties officeooo:rsid="0056de0b"/>
    </style:style>
    <style:style style:name="T73" style:family="text">
      <style:text-properties style:font-name="Liberation Serif" fo:font-size="14pt" style:font-size-asian="14pt" style:font-size-complex="14pt"/>
    </style:style>
    <style:style style:name="T74" style:family="text">
      <style:text-properties style:font-name="Liberation Serif" fo:font-size="14pt" officeooo:rsid="005abaff" style:font-size-asian="14pt" style:font-size-complex="14pt"/>
    </style:style>
    <style:style style:name="T75" style:family="text">
      <style:text-properties officeooo:rsid="004fb33f"/>
    </style:style>
    <style:style style:name="T76" style:family="text">
      <style:text-properties officeooo:rsid="005ed6fc"/>
    </style:style>
    <style:style style:name="T77" style:family="text">
      <style:text-properties officeooo:rsid="005f27d9"/>
    </style:style>
    <style:style style:name="T78" style:family="text">
      <style:text-properties officeooo:rsid="006003f8"/>
    </style:style>
    <style:style style:name="T79" style:family="text">
      <style:text-properties officeooo:rsid="00600958"/>
    </style:style>
    <style:style style:name="T80" style:family="text">
      <style:text-properties officeooo:rsid="006632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4)vedere dove mettere la guida al sito nella pagina iniziale</text:p>
      <text:p text:style-name="P21"/>
      <text:p text:style-name="P22">5)<text:span text:style-name="T39">La pagina delle domande la si potrebbe fare come per il laboratorio 9 che si scelgono delle variabili costanti una per ogni tipo di argomento in maniera da creare un solo file php che a seconda di questa costante che prende in ingresso va a creare sempre la stessa pagina per quanto riguarda lo stile ma adatta le domande all’argomento scelto</text:span></text:p>
      <text:p text:style-name="P22"/>
      <text:p text:style-name="P23">6)Vedere se fare anche la parte di segnalazione (da parte dell’utente) di possibili errori per ogni domanda.</text:p>
      <text:p text:style-name="P23"/>
      <text:p text:style-name="P47">COMPOSIZIONE PAGINE</text:p>
      <text:p text:style-name="P25">Pagina Login :</text:p>
      <text:p text:style-name="P25"/>
      <text:p text:style-name="P60"><text:span text:style-name="T40">Pagina </text:span><text:span text:style-name="T41">Learn</text:span><text:span text:style-name="T40"> :</text:span></text:p>
      <text:p text:style-name="P24">ogni pallino che indica un determinato argomento si potrebbe fare come un tasto che quando lo si clicca invia determinate informazioni che servono per far capire al sistema le domande di quale argomento si devono caricare (per evitare di creare una pagina per ogni pallino).</text:p>
      <text:p text:style-name="P24"/>
      <text:p text:style-name="P26">Learn.php → homeLatest.php oppure homeUpcoming.php ….</text:p>
      <text:p text:style-name="P26">per caricare i pallini degli argomenti si può fare inviare la richiesta come fa MovieLoader.php</text:p>
      <text:p text:style-name="P25"/>
      <text:p text:style-name="P28"><text:span text:style-name="T43">Regole: </text:span>Ogni volta che un utente completa le 10-15 domande previste per quella unità si aumenta del 25% la barra di caricamento, <text:span text:style-name="T43">Quando un’unità è stata ripetuta 4 volte allora l’unità diventa dorata e si può sempre ripassare</text:span></text:p>
      <text:p text:style-name="P28"/>
      <text:p text:style-name="P52">indexEffects.js:</text:p>
      <text:p text:style-name="P41">js/indexEffects.js</text:p>
      <text:p text:style-name="P29"><text:span text:style-name="T65">ci serve per attivare la funzione begin() che viene </text:span><text:span text:style-name="T66">richiamata dall’evento onloa</text:span><text:span text:style-name="T67">d</text:span><text:span text:style-name="T66"> nel file index.php, e per attivare l’animazione della rotazione tra la sezione login e signin quando si preme sul bottone iscriviti o login. La funzione begin per ora serve solo a caricare un’immagine di sfondo casuale fra quelle presenti nella cartella css/img/index</text:span></text:p>
      <text:p text:style-name="P27"/>
      <text:p text:style-name="P58"><text:span text:style-name="T62">F</text:span><text:span text:style-name="T63">ormManager</text:span><text:span text:style-name="T61">.js :</text:span></text:p>
      <text:p text:style-name="P40">js/ajax/FormManager.js</text:p>
      <text:p text:style-name="P43"><text:span text:style-name="T3">Si assegna ad ogni elemento input </text:span><text:span text:style-name="T4">un evento</text:span><text:span text:style-name="T3"> invalid, blur, change e submit. </text:span><text:span text:style-name="T4">Servono</text:span><text:span text:style-name="T2"> </text:span><text:span text:style-name="T3">per la </text:span><text:span text:style-name="T2">personalizzazione dei messaggi che escono quando </text:span><text:span text:style-name="T4">si è riscontrato qualche problema come campo di input vuoto oppure password di conferma sbagliata o ancora email e/o usrname già utilizzati</text:span><text:span text:style-name="T3">. </text:span><text:span text:style-name="T4">Con l’evento </text:span><text:span text:style-name="T46">oninvalid</text:span><text:span text:style-name="T4"> viene richiamata la funzione </text:span><text:span text:style-name="T46">FormManager.invalidHandler</text:span><text:span text:style-name="T4"> </text:span><text:span text:style-name="T3"><text:s/></text:span><text:span text:style-name="T4">che si occupa di personalizzare il bordo dei campi di input non validi e il messaggio che esce di conseguenza (usato in </text:span><text:soft-page-break/><text:span text:style-name="T4">particolare quando il campo di i</text:span><text:span text:style-name="T5">n</text:span><text:span text:style-name="T4">put è vuoto e viene fatta una submit). </text:span><text:span text:style-name="T5">Con l’evento </text:span><text:span text:style-name="T47">oninput</text:span><text:span text:style-name="T5"> abbiamo collegato una funzione che mentre che si sta scrivendo nel campo di input corrente toglie il messaggio visualizzato con l’evento invalid in precedenza. Con l’evento </text:span><text:span text:style-name="T47">onchange</text:span><text:span text:style-name="T5"> abbiamo collegato una funzione che semplicemente fa tornare il colore dei campi di input con errore da rossi al loro normale colore. Con l’evento </text:span><text:span text:style-name="T47">onblur</text:span><text:span text:style-name="T5"> controlliamo che il testo inserito nel campo di input rispetti il pattern assegnato al campo, controlla prima che il campo di input non sia vuoto altrimenti lo colora di rosso e questa è una cosa che vogliamo che avvenga con l’evento onsubmit non con questo, poi se quello che è stato inserito nel campo non rispetta i patterne assegnati allora fa partire la </text:span><text:span text:style-name="T55">FormManager.invalidHandler</text:span><text:span text:style-name="T5"> . </text:span><text:span text:style-name="T6">Infine solo per la form di registrazione mettiamo l’evento </text:span><text:span text:style-name="T48">onsubmit</text:span><text:span text:style-name="T6"> che richiama la funzione </text:span><text:span text:style-name="T48">FormManager.submitHandler</text:span><text:span text:style-name="T6"> che si occupa di controllare prima se le password inserite sono uguali tra loro e se sono uguali va a controllare se l’email e/o l’username inseriti non sono già stati usati da un altro utente. Per il controllo delle password si utilizza la funzione </text:span><text:span text:style-name="T57">passwdCompare(form)</text:span><text:span text:style-name="T6"> che prende in ingresso la form signin e va prima ad eliminare eventuali messaggi di errore per gli altri campi, per</text:span><text:span text:style-name="T7">c</text:span><text:span text:style-name="T6">hè si vuole visualizzare un messaggio alla volta, e poi fa il confronto tra le password inserite e se sono diverse tra loro allora colora di rosso il bordo e impostiamo un messaggio di errore già presente nel file </text:span><text:span text:style-name="T57">index.php</text:span><text:span text:style-name="T6"> (bisogna solo modificare la sua proprietà display). </text:span><text:span text:style-name="T7">Poi si chiama la </text:span><text:span text:style-name="T50">duplicateEmailUsername(form)</text:span><text:span text:style-name="T7"> per andare a controllare se nel database sono già presenti la email fornita dall’utente e/o l’username fornito. </text:span><text:span text:style-name="T8">Per andare ad aggiornare la pagina con i messaggi di errore senza dover caricare per forza una pagina diversa si utilizzano le richieste JSON in cui viene chiamato il file </text:span><text:span text:style-name="T49">formCheck.php</text:span><text:span text:style-name="T8"> che si occupa di effettuare il controllo effettivo sul database e l’impostazione di eventuali messaggi di errore. </text:span><text:span text:style-name="T10">La richiesta JSON viene eseguita in maniera sincorna perché altrimenti mentre che si fa la richiesta l’esecuzione del programma va avanti e noi dobbiamo aspettare prima che ci restituisca una risposta <text:s/>JSON e poi andare avanti.</text:span><text:span text:style-name="T8"> Finito si passa all’esecuzione dell</text:span><text:span text:style-name="T10">a</text:span><text:span text:style-name="T8"> funzione </text:span><text:span text:style-name="T49">FormManager.onAjaxResponse</text:span><text:span text:style-name="T8"> che a seconda del responseCode (impostato nel file <text:s/>formCheck.php</text:span><text:span text:style-name="T9">) crea il messaggio di errore con la funzione createErrorMessage(field, message) (che nel caso già ci sia il messaggio non ne crea un altro) e poi fa sparire un eventuale messaggio di errore presente sull’altro campo di input. Tutto sto giro di cose nella submitHandler si deve fare perché si deve restituire false nel caso in cui ci siano degli errori altrimenti sottomette la form. </text:span><text:span text:style-name="T10">Se un messaggio di errore viene impostato allora viene impostato anche un indice CHECK che se messo a uno allora significa che c’è stato un errore e la form non deve essere sottomessa. Se avessimo fatto una richiesta JSON di tipo asincrona sarebbe stato un errore perché mentre che JSON faceva la richiesta il nostro codice proseguiva e andava a controllare subito se CHEK era =1.</text:span></text:p>
      <text:p text:style-name="P30"/>
      <text:p text:style-name="P51"><text:span text:style-name="T64">f</text:span>ormCheck.php:</text:p>
      <text:p text:style-name="P39">php/ajax/formCheck.php</text:p>
      <text:p text:style-name="P61"><text:soft-page-break/><text:span text:style-name="T1">è un file che viene richiamata dalla open nella </text:span><text:span text:style-name="T56">performAjaxRequest</text:span><text:span text:style-name="T1"> quindi come richiesta JSON. Si occupa di andare a controllare se nel database sono già presenti l’email e l’username inseriti dall’utente durante la registrazione. Dopo con la </text:span><text:span text:style-name="T45">checkEmptyResult(...)</text:span><text:span text:style-name="T1"> si va a controllare se i risultati delle query eseguite sono vuote, se lo sono sia sulla email che username allora va tutto bene e viene inviato semplicemente il messaggio OK altrimenti si imposta il messaggio di errore per la mail e/o per l’username già presenti attraverso la </text:span><text:span text:style-name="T45">setErrorOnEmail() setErrorOnUsername()</text:span><text:span text:style-name="T1"> . </text:span><text:span text:style-name="T11">In questo file per andare a cercare se nel database l’username è già presente viene chiamata la funzione </text:span><text:span text:style-name="T51">getAccountByUsername($usenameRequired)</text:span><text:span text:style-name="T11"> e non la </text:span><text:span text:style-name="T51">get</text:span><text:span text:style-name="T52">UserStat</text:span><text:span text:style-name="T51">($userId)</text:span><text:span text:style-name="T11"> perché dovendo verificare se l’account inserito dall’utente è già presente nel database non sappiamo a quale userId potrà corrispondere in caso affermativo, e mettiamo caso che utilizziamo la <text:s/>getAccountByUserID dopo dobbiamo fare un ciclo per trovare se $usernameRequired corrisponde a uno delle righe che abbiamo messo nel risultato quindi sarebbe una soluzione più complessa da un punto di vista computazionale.</text:span></text:p>
      <text:p text:style-name="P31"/>
      <text:p text:style-name="P53"><text:span text:style-name="T79">a</text:span>ccountDataLoader.php</text:p>
      <text:p text:style-name="P32">Si è deciso di separare il recupero dei dati tra quelli che servono per la navbar e quelli che servono per creare i topic visto che la navbar ci dev’essere anche per tutte le altre pagine mentre la sezione dei topic solo per la pagina lea<text:span text:style-name="T71">r</text:span>n. Quindi si alleggerisce il carico di informazioni da recuperare dal database ogni volta <text:span text:style-name="T71">e si tengono anche meglio separate due sezioni diverse migliorando la modularità.</text:span></text:p>
      <text:p text:style-name="P34">Si è scelto di applicare un metodo di richiesta sincrono perché si vogliono prima calcolare le skill di ogni topic e contemporaneamente calcolare il numero di light dell’utente aggiornato il più possibile, e poi solo dopo continuare con il caricare i dati per creare la navbar.</text:p>
      <text:p text:style-name="P45"><text:span text:style-name="T19">Nel </text:span><text:span text:style-name="T20">caso in cui sono richieste le informazioni light, streak e coin (cioè quando $searchType=0) </text:span><text:span text:style-name="T19">se n’è approfittato per inserire l’aggiornamento del valore ‘streak’ che </text:span><text:span text:style-name="T21">nel caso in cui non siano</text:span><text:span text:style-name="T19"> state effettuate lezioni ne ieri ne oggi il valore deve essere 0 perché si perde la serie di punti.</text:span></text:p>
      <text:p text:style-name="P32"/>
      <text:p text:style-name="P54">dbMan<text:span text:style-name="T80">a</text:span>ger.php</text:p>
      <text:p text:style-name="P46"><text:span text:style-name="T12">Nella funzione </text:span><text:span text:style-name="T53">getTopicStat($userId)</text:span><text:span text:style-name="T12"> la query funziona nel seguente modo si prendono solo i record dell’user corrente e si raggruppa per argomento (quindi per topicID). Ci servirà il nome del topic e l’immagine a esso associata (l’ordinamento ci sta solo per avere i risultati in ordine di sezione e poi </text:span><text:span text:style-name="T13">per ogni sezione abbiamo ordinamento in ordine di</text:span><text:span text:style-name="T12"> topic. </text:span><text:span text:style-name="T13">Poi la subquery nella SELECT </text:span><text:span text:style-name="T14">serve per inserire nel risultato per ogni topic eseguito dall’utente corrente la data dell’ultima volta che ha eseguito una lezione su quel topic, in maniera da verificare nel caso in cui il topic è stato eseguito 4 volte e se la data dell’ultima volta che è stato eseguito risale a più di un mese fa la percentuale di completamento di quell’argomento scend</text:span><text:span text:style-name="T15">e</text:span><text:span text:style-name="T14"> a 75%.</text:span></text:p>
      <text:p text:style-name="P33"/>
      <text:p text:style-name="P64"><text:soft-page-break/><text:span text:style-name="T14">N</text:span><text:span text:style-name="T1">ella funzione </text:span><text:span text:style-name="T45">inse</text:span><text:span text:style-name="T54">r</text:span><text:span text:style-name="T45">tQuestion()</text:span><text:span text:style-name="T1"> che si utilizza per inserire una nuova domanda nel database si è deciso di cambiare la query a seconda del fatto che il tipo della domanda sia ‘audio’ allora inseriamo tutti i dati tranne $answer e $otherAnswer che verranno messi a null di default (visto che se li mettessimo tra i valori da inserire, nel database uscirebbero proprio delle stringhe ‘null’ invece che solo il valore di default null impostato dal workbanch). Poi visto che $answer esisterà sempre tranne che per la tipologia di domanda audio allora ci chiediamo se otherAnswer è null e inseriamo la risposta altrimenti se non è null inseriamo tutto perché tutti i campi saranno sicuramente diversi da null.</text:span></text:p>
      <text:p text:style-name="P37"/>
      <text:p text:style-name="P65"><text:span text:style-name="T1">Nalla funzione </text:span><text:span text:style-name="T45">searchQuestion()</text:span><text:span text:style-name="T1"> possiamo applicare due diverse query, la prima nell’if si utilizza quando dobbiamo andare a controllare se nel database è presente già la domanda che stiamo cercando di inserire (questo controllo lo si fa nel file formAdminInsert.</text:span><text:span text:style-name="T25">php</text:span><text:span text:style-name="T1">) quindi per fare questo controllo dobbiamo fare in modo che il confronto avvenga solo sulle parole utilizzate senza punteggiatura e quant’altro per questo usiamo la function alphanum su entrambe le stringhe che dobbiamo confrontare in modo tale da avere due stringhe composte solo da parole senza spazi e punteggiatura (‘abc, abc ?’ → ‘abcabc’), e poi applichiamo la STRCMP() che restituisce 0 se le due stringhe sono identiche altrimenti o 1 o -1.</text:span></text:p>
      <text:p text:style-name="P65"><text:span text:style-name="T1">Nella seconda query la andiamo ad utilizzare quando si effettua un’operazione di ricerca di una domanda da modificare, effettuiamo un join con la tabella topic perché ci serve recuperare il nome dell’argomento e poi per quanto riguarda il confronto tra le stringhe di testo utilizziamo sempre la alphanum per lo stesso motivo di prima ma invece di usare STRCMP usiamo LIKE con % prima e dopo la stringa da confrontare perché questo ci permette di matchare tutte le stringhe che contengono la parola </text:span><text:span text:style-name="T22">(o la serie di parole)</text:span><text:span text:style-name="T1"> tra i simboli % (il simbolo % messo prima e dopo la parola indica che vogliamo tutte le stringhe dove quella parola che stiamo cercando è preceduta o seguita da altre parole). </text:span><text:span text:style-name="T22">Quindi le stringhe non devono essere necessariamente identiche, in maniera tale da poter anche cercare una sola parola e trovare tutti gli esercizi in cui quella parola compare.</text:span></text:p>
      <text:p text:style-name="P67"/>
      <text:p text:style-name="P68">Nella query getStreakPowerup($userId) c’è INRVAL 2 DAY e non <text:s/>INTERVAL 1 DAY perché quel power up deve proteggere l’utente dal reset dello streak a cavallo tra il giorno in cui ha comprato il power up e il giorno successivo. Altrimenti se eliminiamo subito il powerup il giorno successivo ad un giorno in cui non sono stati effettuati esercizi allora ricaricando la pagina un altra volta o entrando e uscendo dall’account si crea il problema che per quel giorno risulterà che il giocatore non sarà più protetto e quindi perde la serie di streak.</text:p>
      <text:p text:style-name="P33"/>
      <text:p text:style-name="P56"><text:span text:style-name="T75">P</text:span>racticeDashboard.js</text:p>
      <text:p text:style-name="P20">Nella refreshData andiamo a controllare ogni volta che l’indice non abbia raggiunto la fine dell’array (perché percorriamo l’array al contrario per fare in modo di spostare le domande sbagliate alla fine dell’array in modo da essere di nuovo sottoposte all’utente) <text:span text:style-name="T76">nel caso in cui l’indice arriv</text:span><text:span text:style-name="T78">i</text:span><text:span text:style-name="T76"> alla fine facciamo partire delle funzioni che hanno il compito di aggiornare i dati dell’array. Tra queste funzioni ci sono </text:span><text:soft-page-break/><text:span text:style-name="T59">updateOtherStat</text:span><text:span text:style-name="T60">(PracticeDashboard.UPD_XP)</text:span><text:span text:style-name="T76"> che si occupa di aggiornare il numero di XP </text:span><text:span text:style-name="T77">(punti esperienza)</text:span><text:span text:style-name="T76"> dell’utente, </text:span><text:span text:style-name="T59">updateOtherStat</text:span><text:span text:style-name="T60">(PracticeDashboard.UPD_STREAK)</text:span><text:span text:style-name="T76"> che si occupa di aggiornare il valore di streak dell’utente </text:span><text:span text:style-name="T77">e infine quella con UPD_COIN si occupa di aggiornare il numero di monete dell’utente. Le costanti UPD_PX, UPDSTREAK e UPD_COIN servono per dire alla funzione updateOtherStat quale dati ci serve aggiornare. Infine la funzione updateProgress serve per aggiungere una nuova tupla alla tabella ‘progress’ siccome l’utente ha concluso un esercitazione.</text:span></text:p>
      <text:p text:style-name="P20"/>
      <text:p text:style-name="P44"><text:span text:style-name="T18">Nella funzione </text:span><text:span text:style-name="T58">begin(type, text, lang)</text:span><text:span text:style-name="T18"> diamo il focus sulla textarea in questo modo perché se avessimo messo solo l’attributo autofocus all’elemento textarea quest’ultimo funzionava soltanto per il primo esercizio che usciva e non per gli altri </text:span><text:span text:style-name="T17">esercizi che venivano dopo</text:span><text:span text:style-name="T18"> (se avevano tutti una textarea).</text:span></text:p>
      <text:p text:style-name="P35"/>
      <text:p text:style-name="P35"/>
      <text:p text:style-name="P33"/>
      <text:p text:style-name="P55"><text:span text:style-name="T75">P</text:span>racticeEventHandler.js</text:p>
      <text:p text:style-name="P63"><text:span text:style-name="T1">Le regEx nell</text:span><text:span text:style-name="T16">e</text:span><text:span text:style-name="T1"> funzioni ...check() per ogni tipologia di domanda devono per forza essere separate e fatte in questo ordine perché dobbiamo togliere prima la punteggiatura che se inserita fra due spazzi una volta tolta si vengono a creare spazi multipli in successione e che quindi andiamo a togliere con la linea di codice <text:s/></text:span><text:span text:style-name="T56">answer=answer.replace(/\s+/g, ' ')</text:span><text:span text:style-name="T73">. Fatto ciò poi dobbiamo andare a controllare che non ci siano uno o più spazi all’inizio della stringa (che possono essere stati creati anche dalla rimozione della punteggiatura quindi per questo </text:span><text:span text:style-name="T74">va fatta </text:span><text:span text:style-name="T73">dopo </text:span><text:span text:style-name="T74">anche questa istruzione</text:span><text:span text:style-name="T73">)</text:span></text:p>
      <text:p text:style-name="P33"/>
      <text:p text:style-name="P62"><text:span text:style-name="T14">A</text:span><text:span text:style-name="T1">nalisi della funzione che recupera un numero di domande in ordine casuale</text:span></text:p>
      <text:p text:style-name="P25"/>
      <text:p text:style-name="P57">FormManagerAdmin.js</text:p>
      <text:p text:style-name="P66"><text:span text:style-name="T23">La funzione </text:span><text:span text:style-name="T24">setValues() </text:span><text:span text:style-name="T23">si utilizza sia per inserire una nuova domanda nel db sia per cercare e modificare una domanda già presente nel db. Passiamo alla funzione la form che stiamo utilizzando e nel caso in cui è la form che serve a modificare una domanda già presente nel db allora andiamo a settare una variabile UPDATE che ci serve </text:span></text:p>
      <text:p text:style-name="P36"/>
      <text:p text:style-name="P47">DATABASE</text:p>
      <text:p text:style-name="P50">Tabelle:</text:p>
      <text:p text:style-name="P42"><text:span text:style-name="T27">1) User(userID, username, password, email, </text:span><text:span text:style-name="T28">light, leap, coin, </text:span><text:span text:style-name="T29">photo, </text:span><text:span text:style-name="T34">XP, </text:span><text:span text:style-name="T38">level</text:span><text:span text:style-name="T27">) </text:span><text:span text:style-name="T34">weekXP, monthXP </text:span><text:span text:style-name="T37">questi si possono ricavare tramite anche la tabella CompletedLessons</text:span></text:p>
      <text:p text:style-name="P3"/>
      <text:p text:style-name="P59"><text:span text:style-name="T27">2</text:span><text:span text:style-name="T26">) FriendList (userA, userB)</text:span></text:p>
      <text:p text:style-name="P4"/>
      <text:p text:style-name="P42"><text:span text:style-name="T35">3</text:span><text:span text:style-name="T33">) </text:span><text:span text:style-name="T35">CompletedLessons</text:span><text:span text:style-name="T30">(</text:span><text:span text:style-name="T32">userID, </text:span><text:span text:style-name="T36">topic</text:span><text:span text:style-name="T32">, result, </text:span><text:span text:style-name="T31">date</text:span><text:span text:style-name="T30">)</text:span></text:p>
      <text:p text:style-name="P5"><text:soft-page-break/></text:p>
      <text:p text:style-name="P42"><text:span text:style-name="T36">4</text:span><text:span text:style-name="T30">) Question</text:span><text:span text:style-name="T31">s</text:span><text:span text:style-name="T30">(questionID, </text:span><text:span text:style-name="T31">topic,</text:span><text:span text:style-name="T30"> text, type, </text:span><text:span text:style-name="T32">rightA</text:span><text:span text:style-name="T30">nswear, </text:span><text:span text:style-name="T31">level, </text:span><text:span text:style-name="T38">language</text:span><text:span text:style-name="T30">)</text:span></text:p>
      <text:p text:style-name="P6"/>
      <text:p text:style-name="P42"><text:span text:style-name="T36">5</text:span><text:span text:style-name="T32">) </text:span><text:span text:style-name="T31">Topic</text:span><text:span text:style-name="T32">(unitID, </text:span><text:span text:style-name="T31">name</text:span><text:span text:style-name="T32">, image, sector)</text:span></text:p>
      <text:p text:style-name="P6"/>
      <text:p text:style-name="P6">ricorda se la domanda è di tipo audio il testo della frase nel database dobbiamo metterlo comunque per far si che venga letto</text:p>
      <text:p text:style-name="P6"/>
      <text:p text:style-name="P7">sector è un valore che va da 0 a 4 e individua il settore di duolingo tra una torre con la bandiera e l’altra</text:p>
      <text:p text:style-name="P7"/>
      <text:p text:style-name="P7">result indica se la risposta <text:span text:style-name="T42">data </text:span>era giusta o sbagliata</text:p>
      <text:p text:style-name="P7"/>
      <text:p text:style-name="P8">level <text:span text:style-name="T68">nella tabella questions </text:span>è un valore che può andare o da 1 a 3 o da 1 a 4 dobbiamo vedere ancora e indica il livello di difficoltà della domanda</text:p>
      <text:p text:style-name="P8"/>
      <text:p text:style-name="P42"><text:span text:style-name="T38">level</text:span><text:span text:style-name="T37"> nella tabella user indica quanti punti bisogna fare al giorno per raggiungere lo slancio (viene scelto dall’utente all’inizio)</text:span></text:p>
      <text:p text:style-name="P8"/>
      <text:p text:style-name="P9">La tabella CompletedLessons potrebbe servire per vedere gli XP mensili o della settimana, ma anche per vedere da quanto tempo non viene ripetuta un’unità da parte di un utente</text:p>
      <text:p text:style-name="P10"/>
      <text:p text:style-name="P48">COSE DA METTERE SE RIMANE TEMPO</text:p>
      <text:p text:style-name="P1"/>
      <text:p text:style-name="P1">1) Nella pagina di login nel file “<text:span text:style-name="T44">index</text:span>Effects.js” fare in modo che l’immagine di sfondo del file index cambi ogni tot di secondi;</text:p>
      <text:p text:style-name="P11"/>
      <text:p text:style-name="P11">2) mettere il focus sul campo “account” nel login quando si carica la pagina</text:p>
      <text:p text:style-name="P11"/>
      <text:p text:style-name="P12">3) mettere il tato Remember me e quindi modificare anche le impostazioni di login nella pagina login.php</text:p>
      <text:p text:style-name="P11"/>
      <text:p text:style-name="P49">DOMANDE</text:p>
      <text:p text:style-name="P38"/>
      <text:p text:style-name="P13">2)(nel file formManager.php funzioni checkConstraint e invalidHandler) penso ci sia un bug perchè si voleva personalizzare il messaggio di errore che il browser produce con la setCustomValidity. Quando abbiamo il campo di input vuoto va tutto bene ed il messaggio esce personalizzato (grazie al fatto che <text:s/>invalidHandler viene richiamato tramite evento pninvalid). Mentre quando invece parte l’evento blur che chiama la <text:s/>checkConstraint e che verifica che il campo ad esempio email non verifica i pattern dati (e richiama la invalidHandler) allora in questo caso il messaggio non viene modificato perché dice che field.setCustomValidity(“…”) è undefined. Lo stesso problema infatti lo abbiamo nel laboratorio 4 con le stesse funzioni in cui il prof <text:soft-page-break/>voleva personalizzare il messaggio che usciva nel momento in cui si aveva un evento onblur e la roba inserita nel campo di input non soddisfa i pattern dati ma anche li in realtà la personalizzazione avviene solo sul colore ma non esce nessun messaggio.</text:p>
      <text:p text:style-name="P13"/>
      <text:p text:style-name="P14"><text:span text:style-name="T61">3)</text:span> <text:span text:style-name="T72">Chiedere se è necessaria l’aggiunta di altre lingue o va bene anche solo con l’inglese. S</text:span>e si riescono ad aggiungere altre lingue aggiornare la pagina welcome.php che prima del pulsante “continua” inseriamo dei pulsanti rettangola<text:span text:style-name="T69">r</text:span>i o quadrati con l’immagine della lingua fatti a livello di codice simili ai “pulsanti” (perché in realtà sono checkbox) per scegliere l’esperienza giornaliera</text:p>
      <text:p text:style-name="P14"/>
      <text:p text:style-name="P15">4) nel file menu.php dove sta l’immagine della bandierina che indica la lingua per ora è soltanto un’immagine ma se si dovessero mettere più lingue nel sito lo dobbiamo trasformare in un piccolo menù che permette di andare alle altre lingue studiate dallo studente. <text:span text:style-name="T70">Quindi quando si carica la pagina iniziale dell’utente e si vanno a recuperare i suoi dati come light streak e coin bisogna recuperare anche le lingue che l’utente sta studiando.</text:span></text:p>
      <text:p text:style-name="P15"/>
      <text:p text:style-name="P16"><text:span text:style-name="T61">5)</text:span>La query per scegliere 15-20 righe casuali fra le domande presenti nel database è stata fatta in modo abbastanza semplice essendoci meno di 1000 righe nel database corrente, ma nel caso in cui dovrebbero essere molte di più questo metodo sarebbe poco efficiente e si dovrebbe fare come spiegato qui <text:a xlink:type="simple" xlink:href="https://jan.kneschke.de/projects/mysql/order-by-rand/" text:style-name="Internet_20_link" text:visited-style-name="Visited_20_Internet_20_Link">https://jan.kneschke.de/projects/mysql/order-by-rand/</text:a> </text:p>
      <text:p text:style-name="P2"/>
      <text:p text:style-name="P17"><text:span text:style-name="T61">6)</text:span> Le domande della sezione practice è meglio prenderle tutte in una volta com’è stato già fatto e lavorare poi su quelle. Oppure ogni volta che si risponde ad una domanda si vanno a recuperare le informazioni dal database riguardanti la domanda ?</text:p>
      <text:p text:style-name="P17"/>
      <text:p text:style-name="P18">7)Chiedere come si fa ad inserire un account amministratore nel sistema e come si verifica quando è lui che sta tentando di fare l’accesso.</text:p>
      <text:p text:style-name="P18"/>
      <text:p text:style-name="P19">8)è meglio inserire la risposta esatta nel database per la tipologia di esercizio “audio” o sarebbe ridondante e quindi basta solo lasciare il testo come si è fatto or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7-09T17:17:30.303000000</dc:date>
    <meta:editing-duration>P2DT3H6M33S</meta:editing-duration>
    <meta:editing-cycles>48</meta:editing-cycles>
    <meta:generator>LibreOffice/6.4.3.2$Windows_X86_64 LibreOffice_project/747b5d0ebf89f41c860ec2a39efd7cb15b54f2d8</meta:generator>
    <meta:document-statistic meta:table-count="0" meta:image-count="0" meta:object-count="0" meta:page-count="7" meta:paragraph-count="62" meta:word-count="2818" meta:character-count="17682" meta:non-whitespace-character-count="14916"/>
  </office:meta>
</office:document-meta>
</file>